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ing_20_1">
      <style:paragraph-properties fo:margin-top="0in" fo:margin-bottom="0in" loext:contextual-spacing="true" style:writing-mode="page"/>
      <style:text-properties style:font-name="Cantarell" fo:font-size="14pt" style:font-size-asian="14pt" style:font-size-complex="14pt"/>
    </style:style>
    <style:style style:name="P2" style:family="paragraph" style:parent-style-name="Standard">
      <style:paragraph-properties fo:margin-top="0in" fo:margin-bottom="0in" loext:contextual-spacing="true" style:writing-mode="page"/>
    </style:style>
    <style:style style:name="P3" style:family="paragraph" style:parent-style-name="Standard">
      <style:paragraph-properties fo:margin-top="0in" fo:margin-bottom="0in" loext:contextual-spacing="true" style:writing-mode="page"/>
      <style:text-properties officeooo:rsid="000edd71" officeooo:paragraph-rsid="000edd71"/>
    </style:style>
    <style:style style:name="P4" style:family="paragraph" style:parent-style-name="Standard">
      <style:paragraph-properties fo:margin-top="0in" fo:margin-bottom="0in" loext:contextual-spacing="true" style:writing-mode="page"/>
      <style:text-properties style:font-name="Cantarell" fo:font-size="10pt" officeooo:rsid="000edd71" officeooo:paragraph-rsid="000edd71" style:font-size-asian="10pt" style:font-size-complex="10pt"/>
    </style:style>
    <style:style style:name="P5" style:family="paragraph" style:parent-style-name="Text_20_body">
      <style:paragraph-properties fo:margin-top="0in" fo:margin-bottom="0in" loext:contextual-spacing="true" style:writing-mode="page"/>
    </style:style>
    <style:style style:name="P6" style:family="paragraph" style:parent-style-name="Text_20_body">
      <style:paragraph-properties fo:margin-top="0in" fo:margin-bottom="0in" loext:contextual-spacing="true" style:writing-mode="page"/>
      <style:text-properties style:font-name="Cantarell" fo:font-size="10pt" style:font-size-asian="10pt" style:font-size-complex="10pt"/>
    </style:style>
    <style:style style:name="P7" style:family="paragraph" style:parent-style-name="Text_20_body">
      <style:paragraph-properties fo:margin-top="0in" fo:margin-bottom="0in" loext:contextual-spacing="true" style:writing-mode="page"/>
      <style:text-properties style:font-name="Cantarell" fo:font-size="10pt" officeooo:rsid="00106163" officeooo:paragraph-rsid="00106163" style:font-size-asian="10pt" style:font-size-complex="10pt"/>
    </style:style>
    <style:style style:name="P8" style:family="paragraph" style:parent-style-name="Text_20_body">
      <style:paragraph-properties fo:margin-top="0in" fo:margin-bottom="0in" loext:contextual-spacing="true" style:writing-mode="page"/>
      <style:text-properties style:font-name="Cantarell" fo:font-size="10pt" officeooo:rsid="001b6a90" officeooo:paragraph-rsid="001b6a90" style:font-size-asian="10pt" style:font-size-complex="10pt"/>
    </style:style>
    <style:style style:name="P9" style:family="paragraph" style:parent-style-name="Text_20_body">
      <style:paragraph-properties fo:margin-top="0in" fo:margin-bottom="0in" loext:contextual-spacing="true" style:writing-mode="page"/>
      <style:text-properties style:font-name="Cantarell" fo:font-size="10pt" officeooo:rsid="001e609e" officeooo:paragraph-rsid="001e609e" style:font-size-asian="10pt" style:font-size-complex="10pt"/>
    </style:style>
    <style:style style:name="P10" style:family="paragraph" style:parent-style-name="Text_20_body">
      <style:paragraph-properties fo:margin-top="0in" fo:margin-bottom="0in" loext:contextual-spacing="true" style:writing-mode="page"/>
      <style:text-properties style:font-name="Cantarell" fo:font-size="10pt" officeooo:rsid="00210648" officeooo:paragraph-rsid="00210648" style:font-size-asian="10pt" style:font-size-complex="10pt"/>
    </style:style>
    <style:style style:name="P11" style:family="paragraph" style:parent-style-name="Text_20_body">
      <style:paragraph-properties fo:margin-top="0in" fo:margin-bottom="0in" loext:contextual-spacing="true" style:writing-mode="page"/>
      <style:text-properties style:font-name="Cantarell" fo:font-size="10pt" officeooo:rsid="00210648" officeooo:paragraph-rsid="00232977" style:font-size-asian="10pt" style:font-size-complex="10pt"/>
    </style:style>
    <style:style style:name="P12" style:family="paragraph" style:parent-style-name="Text_20_body">
      <style:paragraph-properties fo:margin-top="0in" fo:margin-bottom="0in" loext:contextual-spacing="true" style:writing-mode="page"/>
      <style:text-properties style:font-name="Cantarell" fo:font-size="10pt" officeooo:rsid="00225ffb" officeooo:paragraph-rsid="00225ffb" style:font-size-asian="10pt" style:font-size-complex="10pt"/>
    </style:style>
    <style:style style:name="P13" style:family="paragraph" style:parent-style-name="Text_20_body">
      <style:paragraph-properties fo:margin-top="0in" fo:margin-bottom="0in" loext:contextual-spacing="true" style:writing-mode="page"/>
      <style:text-properties officeooo:rsid="00128e69" officeooo:paragraph-rsid="00128e69"/>
    </style:style>
    <style:style style:name="P14" style:family="paragraph" style:parent-style-name="Text_20_body">
      <style:paragraph-properties fo:margin-top="0in" fo:margin-bottom="0in" loext:contextual-spacing="true" style:writing-mode="page"/>
      <style:text-properties fo:color="#0000ff" style:font-name="Cantarell" fo:font-size="10pt" officeooo:rsid="00106163" officeooo:paragraph-rsid="00106163" style:font-size-asian="10pt" style:font-size-complex="10pt"/>
    </style:style>
    <style:style style:name="P15" style:family="paragraph" style:parent-style-name="Text_20_body">
      <style:paragraph-properties fo:margin-top="0in" fo:margin-bottom="0in" loext:contextual-spacing="true" style:writing-mode="page"/>
      <style:text-properties fo:color="#0000ff" style:font-name="Cantarell" fo:font-size="10pt" officeooo:rsid="00128e69" officeooo:paragraph-rsid="00128e69" style:font-size-asian="10pt" style:font-size-complex="10pt"/>
    </style:style>
    <style:style style:name="P16" style:family="paragraph" style:parent-style-name="Text_20_body">
      <style:paragraph-properties fo:margin-top="0in" fo:margin-bottom="0in" loext:contextual-spacing="true" style:writing-mode="page"/>
      <style:text-properties fo:color="#000000" style:font-name="Cantarell" fo:font-size="10pt" officeooo:rsid="0018eefe" officeooo:paragraph-rsid="0018eefe" style:font-size-asian="10pt" style:font-size-complex="10pt"/>
    </style:style>
    <style:style style:name="P17" style:family="paragraph" style:parent-style-name="Preformatted_20_Text">
      <style:paragraph-properties fo:margin-top="0in" fo:margin-bottom="0in" loext:contextual-spacing="true" style:writing-mode="page"/>
    </style:style>
    <style:style style:name="P18" style:family="paragraph" style:parent-style-name="Preformatted_20_Text">
      <style:paragraph-properties fo:margin-top="0in" fo:margin-bottom="0in" loext:contextual-spacing="true" style:writing-mode="page"/>
      <style:text-properties style:font-name="Cantarell" fo:font-size="10pt" style:font-size-asian="10pt" style:font-size-complex="10pt"/>
    </style:style>
    <style:style style:name="P19" style:family="paragraph" style:parent-style-name="Preformatted_20_Text">
      <style:paragraph-properties fo:margin-top="0in" fo:margin-bottom="0in" loext:contextual-spacing="true" style:writing-mode="page"/>
      <style:text-properties style:font-name="Cantarell" fo:font-size="10pt" officeooo:paragraph-rsid="00128e69" style:font-size-asian="10pt" style:font-size-complex="10pt"/>
    </style:style>
    <style:style style:name="P20" style:family="paragraph" style:parent-style-name="Preformatted_20_Text">
      <style:paragraph-properties fo:margin-top="0in" fo:margin-bottom="0in" loext:contextual-spacing="true" style:writing-mode="page"/>
      <style:text-properties style:font-name="Cantarell" fo:font-size="10pt" officeooo:rsid="00128e69" officeooo:paragraph-rsid="00128e69" style:font-size-asian="10pt" style:font-size-complex="10pt"/>
    </style:style>
    <style:style style:name="P21" style:family="paragraph" style:parent-style-name="Preformatted_20_Text">
      <style:paragraph-properties fo:margin-top="0in" fo:margin-bottom="0in" loext:contextual-spacing="true" style:writing-mode="page"/>
      <style:text-properties fo:color="#0000ff"/>
    </style:style>
    <style:style style:name="P22" style:family="paragraph" style:parent-style-name="Preformatted_20_Text">
      <style:paragraph-properties fo:margin-top="0in" fo:margin-bottom="0in" loext:contextual-spacing="true" style:writing-mode="page"/>
      <style:text-properties fo:color="#0000ff" style:font-name="Cantarell" fo:font-size="10pt" style:font-size-asian="10pt" style:font-size-complex="10pt"/>
    </style:style>
    <style:style style:name="P23" style:family="paragraph" style:parent-style-name="Preformatted_20_Text">
      <style:paragraph-properties fo:margin-top="0in" fo:margin-bottom="0in" loext:contextual-spacing="true" style:writing-mode="page"/>
      <style:text-properties fo:color="#0000ff" style:font-name="Cantarell" fo:font-size="10pt" officeooo:paragraph-rsid="00128e69" style:font-size-asian="10pt" style:font-size-complex="10pt"/>
    </style:style>
    <style:style style:name="P24" style:family="paragraph" style:parent-style-name="Preformatted_20_Text">
      <style:paragraph-properties fo:margin-top="0in" fo:margin-bottom="0in" loext:contextual-spacing="true" style:writing-mode="page"/>
      <style:text-properties fo:color="#0000ff" style:font-name="Cantarell" fo:font-size="10pt" officeooo:rsid="00106163" officeooo:paragraph-rsid="00158923" style:font-name-asian="WenQuanYi Zen Hei Sharp1" style:font-size-asian="10pt" style:font-name-complex="Liberation Mono" style:font-size-complex="10pt"/>
    </style:style>
    <style:style style:name="P25" style:family="paragraph" style:parent-style-name="Preformatted_20_Text">
      <style:paragraph-properties fo:margin-top="0in" fo:margin-bottom="0in" loext:contextual-spacing="true" style:writing-mode="page"/>
      <style:text-properties fo:color="#0000ff" officeooo:paragraph-rsid="00106163"/>
    </style:style>
    <style:style style:name="P26" style:family="paragraph" style:parent-style-name="Preformatted_20_Text">
      <style:paragraph-properties fo:margin-top="0in" fo:margin-bottom="0in" loext:contextual-spacing="true" style:writing-mode="page"/>
      <style:text-properties fo:color="#0000ff" officeooo:rsid="00158923" officeooo:paragraph-rsid="00158923"/>
    </style:style>
    <style:style style:name="P27" style:family="paragraph" style:parent-style-name="Preformatted_20_Text">
      <style:paragraph-properties fo:margin-top="0in" fo:margin-bottom="0in" loext:contextual-spacing="true" style:writing-mode="page"/>
      <style:text-properties fo:color="#000000" officeooo:rsid="00158923" officeooo:paragraph-rsid="00158923"/>
    </style:style>
    <style:style style:name="P28" style:family="paragraph" style:parent-style-name="Preformatted_20_Text">
      <style:paragraph-properties fo:margin-top="0in" fo:margin-bottom="0in" loext:contextual-spacing="true" style:writing-mode="page"/>
      <style:text-properties fo:color="#000000" style:font-name="Cantarell" fo:font-size="10pt" officeooo:rsid="00106163" officeooo:paragraph-rsid="00158923" style:font-size-asian="10pt" style:font-size-complex="10pt"/>
    </style:style>
    <style:style style:name="P29" style:family="paragraph" style:parent-style-name="Preformatted_20_Text">
      <style:paragraph-properties fo:margin-top="0in" fo:margin-bottom="0in" loext:contextual-spacing="true" style:writing-mode="page"/>
      <style:text-properties fo:color="#000000" style:font-name="Cantarell" fo:font-size="10pt" officeooo:rsid="00106163" officeooo:paragraph-rsid="00169248" style:font-size-asian="10pt" style:font-size-complex="10pt"/>
    </style:style>
    <style:style style:name="P30" style:family="paragraph" style:parent-style-name="Preformatted_20_Text">
      <style:paragraph-properties fo:margin-top="0in" fo:margin-bottom="0in" loext:contextual-spacing="true" style:writing-mode="page"/>
      <style:text-properties fo:color="#000000" style:font-name="Cantarell" fo:font-size="10pt" officeooo:rsid="0018eefe" officeooo:paragraph-rsid="0018eefe" style:font-size-asian="10pt" style:font-size-complex="10pt"/>
    </style:style>
    <style:style style:name="P31" style:family="paragraph" style:parent-style-name="Preformatted_20_Text">
      <style:paragraph-properties fo:margin-top="0in" fo:margin-bottom="0in" loext:contextual-spacing="true" style:writing-mode="page"/>
      <style:text-properties fo:color="#000000" style:font-name="Cantarell" fo:font-size="10pt" officeooo:rsid="00106163" officeooo:paragraph-rsid="00158923" style:font-name-asian="WenQuanYi Zen Hei Sharp1" style:font-size-asian="10pt" style:font-name-complex="Liberation Mono" style:font-size-complex="10pt"/>
    </style:style>
    <style:style style:name="P32" style:family="paragraph" style:parent-style-name="Preformatted_20_Text">
      <style:paragraph-properties fo:margin-top="0in" fo:margin-bottom="0in" loext:contextual-spacing="true" style:writing-mode="page"/>
      <style:text-properties fo:color="#000000" style:font-name="Cantarell" fo:font-size="10pt" officeooo:rsid="0018eefe" officeooo:paragraph-rsid="00158923" style:font-name-asian="WenQuanYi Zen Hei Sharp1" style:font-size-asian="10pt" style:font-name-complex="Liberation Mono" style:font-size-complex="10pt"/>
    </style:style>
    <style:style style:name="P33" style:family="paragraph" style:parent-style-name="Preformatted_20_Text">
      <style:paragraph-properties fo:margin-top="0in" fo:margin-bottom="0in" loext:contextual-spacing="true" style:writing-mode="page"/>
      <style:text-properties officeooo:paragraph-rsid="00106163"/>
    </style:style>
    <style:style style:name="P34" style:family="paragraph" style:parent-style-name="Heading_20_2">
      <style:paragraph-properties fo:margin-top="0in" fo:margin-bottom="0in" loext:contextual-spacing="true" style:writing-mode="page"/>
      <style:text-properties style:font-name="Cantarell" fo:font-size="10pt" fo:font-weight="bold" style:font-name-asian="WenQuanYi Zen Hei Sharp" style:font-size-asian="10pt" style:font-weight-asian="bold" style:font-name-complex="Lohit Devanagari" style:font-size-complex="10pt" style:font-weight-complex="bold"/>
    </style:style>
    <style:style style:name="P35" style:family="paragraph" style:parent-style-name="Heading_20_2">
      <style:paragraph-properties fo:margin-top="0in" fo:margin-bottom="0in" loext:contextual-spacing="true" style:writing-mode="page"/>
      <style:text-properties style:font-name="Cantarell" fo:font-size="10pt" fo:font-weight="bold" officeooo:rsid="000edd71" style:font-name-asian="WenQuanYi Zen Hei Sharp" style:font-size-asian="10pt" style:font-weight-asian="bold" style:font-name-complex="Lohit Devanagari" style:font-size-complex="10pt" style:font-weight-complex="bold"/>
    </style:style>
    <style:style style:name="P36" style:family="paragraph" style:parent-style-name="Heading_20_2">
      <style:paragraph-properties fo:margin-top="0in" fo:margin-bottom="0in" loext:contextual-spacing="true" style:writing-mode="page"/>
      <style:text-properties style:font-name="Cantarell" fo:font-size="10pt" style:font-size-asian="10pt" style:font-size-complex="10pt"/>
    </style:style>
    <style:style style:name="P37" style:family="paragraph" style:parent-style-name="Heading_20_2">
      <style:paragraph-properties fo:margin-top="0in" fo:margin-bottom="0in" loext:contextual-spacing="true" style:writing-mode="page"/>
      <style:text-properties style:font-name="Cantarell" fo:font-size="10pt" officeooo:rsid="00106163" officeooo:paragraph-rsid="00106163" style:font-size-asian="10pt" style:font-size-complex="10pt"/>
    </style:style>
    <style:style style:name="P38" style:family="paragraph" style:parent-style-name="Heading_20_2">
      <style:paragraph-properties fo:margin-top="0in" fo:margin-bottom="0in" loext:contextual-spacing="true" style:writing-mode="page"/>
      <style:text-properties style:font-name="Cantarell" fo:font-size="10pt" officeooo:rsid="001b6a90" officeooo:paragraph-rsid="001b6a90" style:font-size-asian="10pt" style:font-size-complex="10pt"/>
    </style:style>
    <style:style style:name="P39" style:family="paragraph" style:parent-style-name="Heading_20_2">
      <style:paragraph-properties fo:margin-top="0in" fo:margin-bottom="0in" loext:contextual-spacing="true" style:writing-mode="page"/>
      <style:text-properties fo:color="#000000" style:font-name="Cantarell" fo:font-size="10pt" officeooo:rsid="00106163" officeooo:paragraph-rsid="00158923" style:font-size-asian="10pt" style:font-size-complex="10pt"/>
    </style:style>
    <style:style style:name="P40" style:family="paragraph" style:parent-style-name="Heading_20_2">
      <style:paragraph-properties fo:margin-top="0in" fo:margin-bottom="0in" loext:contextual-spacing="true" style:writing-mode="page"/>
      <style:text-properties fo:color="#000000" style:font-name="Cantarell" fo:font-size="10pt" officeooo:rsid="0018eefe" officeooo:paragraph-rsid="0018eefe" style:font-size-asian="10pt" style:font-size-complex="10pt"/>
    </style:style>
    <style:style style:name="P41" style:family="paragraph" style:parent-style-name="Heading_20_2">
      <style:paragraph-properties fo:margin-top="0in" fo:margin-bottom="0in" loext:contextual-spacing="true" style:writing-mode="page"/>
      <style:text-properties fo:color="#000000" style:font-name="Cantarell" fo:font-size="10pt" fo:font-weight="bold" officeooo:rsid="00106163" officeooo:paragraph-rsid="00158923" style:font-name-asian="WenQuanYi Zen Hei Sharp" style:font-size-asian="10pt" style:font-weight-asian="bold" style:font-name-complex="Lohit Devanagari" style:font-size-complex="10pt" style:font-weight-complex="bold"/>
    </style:style>
    <style:style style:name="P42" style:family="paragraph" style:parent-style-name="Heading_20_3">
      <style:paragraph-properties fo:margin-top="0in" fo:margin-bottom="0in" loext:contextual-spacing="true" style:writing-mode="page"/>
      <style:text-properties style:font-name="Cantarell" fo:font-size="10pt" officeooo:rsid="00106163" officeooo:paragraph-rsid="00106163" style:font-size-asian="10pt" style:font-size-complex="10pt"/>
    </style:style>
    <style:style style:name="P43" style:family="paragraph" style:parent-style-name="Heading_20_3">
      <style:paragraph-properties fo:margin-top="0in" fo:margin-bottom="0in" loext:contextual-spacing="true" style:writing-mode="page"/>
      <style:text-properties fo:color="#000000" style:font-name="Cantarell" fo:font-size="10pt" officeooo:rsid="0018eefe" officeooo:paragraph-rsid="0018eefe" style:font-size-asian="10pt" style:font-size-complex="10pt"/>
    </style:style>
    <style:style style:name="P44" style:family="paragraph" style:parent-style-name="Heading_20_4">
      <style:paragraph-properties fo:margin-top="0in" fo:margin-bottom="0in" loext:contextual-spacing="true" style:writing-mode="page"/>
      <style:text-properties fo:color="#800080" style:font-name="Cantarell" fo:font-size="10pt" officeooo:rsid="0018eefe" officeooo:paragraph-rsid="0018eefe" style:font-size-asian="10pt" style:font-size-complex="10pt"/>
    </style:style>
    <style:style style:name="P45" style:family="paragraph" style:parent-style-name="Preformatted_20_Text">
      <style:paragraph-properties fo:margin-left="0in" fo:margin-right="0in" fo:margin-top="0in" fo:margin-bottom="0in" loext:contextual-spacing="true" fo:text-indent="0in" style:auto-text-indent="true" style:writing-mode="page"/>
      <style:text-properties style:font-name="Cantarell" fo:font-size="7pt" officeooo:rsid="000edd71" officeooo:paragraph-rsid="000edd71" style:font-size-asian="7pt" style:font-size-complex="7pt"/>
    </style:style>
    <style:style style:name="P46" style:family="paragraph" style:parent-style-name="Preformatted_20_Text">
      <style:paragraph-properties fo:margin-left="0in" fo:margin-right="0in" fo:margin-top="0in" fo:margin-bottom="0in" loext:contextual-spacing="true" fo:text-indent="0in" style:auto-text-indent="true" style:writing-mode="page"/>
      <style:text-properties fo:color="#0000ff" style:font-name="Cantarell" fo:font-size="10pt" officeooo:rsid="000edd71" officeooo:paragraph-rsid="000edd71" style:font-size-asian="10pt" style:font-size-complex="10pt"/>
    </style:style>
    <style:style style:name="P47" style:family="paragraph" style:parent-style-name="Text_20_body">
      <style:text-properties style:font-name="Cantarell" fo:font-size="10pt" officeooo:rsid="00106163" style:font-size-asian="10pt" style:font-size-complex="10pt"/>
    </style:style>
    <style:style style:name="P48" style:family="paragraph" style:parent-style-name="Text_20_body">
      <style:text-properties fo:color="#000000" style:font-name="Cantarell" fo:font-size="10pt" fo:font-weight="normal" officeooo:rsid="00106163" style:font-name-asian="WenQuanYi Zen Hei Sharp1" style:font-size-asian="10pt" style:font-weight-asian="normal" style:font-name-complex="Liberation Mono" style:font-size-complex="10pt" style:font-weight-complex="normal"/>
    </style:style>
    <style:style style:name="P49" style:family="paragraph" style:parent-style-name="Text_20_body">
      <style:text-properties officeooo:paragraph-rsid="00232977"/>
    </style:style>
    <style:style style:name="P50" style:family="paragraph" style:parent-style-name="Preformatted_20_Text">
      <style:paragraph-properties fo:margin-top="0in" fo:margin-bottom="0.1965in" loext:contextual-spacing="false"/>
    </style:style>
    <style:style style:name="P51" style:family="paragraph" style:parent-style-name="Preformatted_20_Text">
      <style:paragraph-properties fo:margin-top="0in" fo:margin-bottom="0in" loext:contextual-spacing="true" style:writing-mode="page"/>
      <style:text-properties fo:color="#000000" style:font-name="Cantarell" fo:font-size="10pt" officeooo:rsid="0018eefe" officeooo:paragraph-rsid="00158923" style:font-name-asian="WenQuanYi Zen Hei Sharp1" style:font-size-asian="10pt" style:font-name-complex="Liberation Mono" style:font-size-complex="10pt"/>
    </style:style>
    <style:style style:name="T1" style:family="text">
      <style:text-properties style:font-name="Cantarell" fo:font-size="10pt" style:font-size-asian="10pt" style:font-size-complex="10pt"/>
    </style:style>
    <style:style style:name="T2" style:family="text">
      <style:text-properties style:font-name="Cantarell" fo:font-size="10pt" officeooo:rsid="000edd71" style:font-size-asian="10pt" style:font-size-complex="10pt"/>
    </style:style>
    <style:style style:name="T3" style:family="text">
      <style:text-properties style:font-name="Cantarell" fo:font-size="10pt" officeooo:rsid="00106163" style:font-name-asian="WenQuanYi Zen Hei Sharp1" style:font-size-asian="10pt" style:font-name-complex="Liberation Mono" style:font-size-complex="10pt"/>
    </style:style>
    <style:style style:name="T4" style:family="text">
      <style:text-properties fo:font-size="7pt" style:font-size-asian="7pt" style:font-size-complex="7pt"/>
    </style:style>
    <style:style style:name="T5" style:family="text">
      <style:text-properties fo:color="#0000ff"/>
    </style:style>
    <style:style style:name="T6" style:family="text">
      <style:text-properties fo:color="#0000ff" officeooo:rsid="00158923"/>
    </style:style>
    <style:style style:name="T7" style:family="text">
      <style:text-properties fo:color="#0000ff" officeooo:rsid="00232977"/>
    </style:style>
    <style:style style:name="T8" style:family="text">
      <style:text-properties officeooo:rsid="00182bd1"/>
    </style:style>
    <style:style style:name="T9" style:family="text">
      <style:text-properties officeooo:rsid="001b6a90"/>
    </style:style>
    <style:style style:name="T10" style:family="text">
      <style:text-properties officeooo:rsid="001e609e"/>
    </style:style>
    <style:style style:name="T11" style:family="text">
      <style:text-properties officeooo:rsid="001e7629"/>
    </style:style>
    <style:style style:name="T12" style:family="text">
      <style:text-properties officeooo:rsid="00225ffb"/>
    </style:style>
    <style:style style:name="T13" style:family="text">
      <style:text-properties officeooo:rsid="0023297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How to install a Kubernetes cluster on CentOS 7</text:h>
      <text:p text:style-name="P3"/>
      <text:p text:style-name="P2"/>
      <text:p text:style-name="P2"><text:span text:style-name="T2">I'll be demonstrating with three</text:span> <text:a xlink:type="simple" xlink:href="https://download.cnet.com/CentOS/3000-18513_4-75206335.html" office:target-frame-name="_blank" xlink:show="new" text:style-name="Internet_20_link" text:visited-style-name="Visited_20_Internet_20_Link">CentOS 7</text:a> <text:span text:style-name="T2">server</text:span></text:p>
      <text:p text:style-name="P4">Once installed the centos7 servers change the onboot=yes on the file /etc/sysconfig/network-scripts/ifcfg-eth0</text:p>
      <text:p text:style-name="P4"/>
      <text:h text:style-name="P35" text:outline-level="2">Pre-installation configuration</text:h>
      <text:p text:style-name="P5"><text:span text:style-name="T2">The first thing you want to do is configure your </text:span><text:span text:style-name="Emphasis"><text:span text:style-name="T2">/etc/hosts</text:span></text:span><text:span text:style-name="T2"> file, </text:span></text:p>
      <text:p text:style-name="P4">[root@k8s-master ~]# <text:span text:style-name="T5">vi /etc/hosts</text:span></text:p>
      <text:p text:style-name="P4">192.168.122.241<text:tab/>k8s-master</text:p>
      <text:p text:style-name="P4">192.168.122.184<text:tab/>k8s-worker1</text:p>
      <text:p text:style-name="P4">192.168.122.5<text:tab/>k8s-worker2</text:p>
      <text:p text:style-name="P4"/>
      <text:h text:style-name="P34" text:outline-level="2">Disable SELinux and swap</text:h>
      <text:p text:style-name="P6">Now we need to disable both SELinux and swap. On all three machines, issue the following commands:</text:p>
      <text:p text:style-name="P22">setenforce 0</text:p>
      <text:p text:style-name="P23">sed -i --follow-symlinks 's/SELINUX=enforcing/SELINUX=disabled/g' /etc/sysconfig/selinux</text:p>
      <text:p text:style-name="P19"/>
      <text:p text:style-name="P20">To verify:</text:p>
      <text:p text:style-name="P46"># tail -10 /etc/sysconfig/selinux</text:p>
      <text:p text:style-name="P45"># <text:s text:c="4"/>permissive - SELinux prints warnings instead of enforcing.</text:p>
      <text:p text:style-name="P45"># <text:s text:c="4"/>disabled - No SELinux policy is loaded.</text:p>
      <text:p text:style-name="P45">SELINUX=disabled</text:p>
      <text:p text:style-name="P45"># SELINUXTYPE= can take one of three two values:</text:p>
      <text:p text:style-name="P45"># <text:s text:c="4"/>targeted - Targeted processes are protected,</text:p>
      <text:p text:style-name="P45"># <text:s text:c="4"/>minimum - Modification of targeted policy. Only selected processes are protected. </text:p>
      <text:p text:style-name="P45"># <text:s text:c="4"/>mls - Multi Level Security protection.</text:p>
      <text:p text:style-name="P45">SELINUXTYPE=targeted </text:p>
      <text:p text:style-name="P45"/>
      <text:p text:style-name="P6"><text:span text:style-name="T4">Next, disable swap</text:span> (on all three machines) with the following command:</text:p>
      <text:p text:style-name="P22">swapoff -a</text:p>
      <text:p text:style-name="P5"><text:span text:style-name="T1">We must also ensure that swap isn't re-enabled during a reboot on each server. Open up the </text:span><text:span text:style-name="Emphasis"><text:span text:style-name="T1">/etc/fstab</text:span></text:span><text:span text:style-name="T1"> and comment out the swap entry like this:</text:span></text:p>
      <text:p text:style-name="P15">vi /etc/fstab</text:p>
      <text:p text:style-name="P22"># /dev/mapper/centos-swap swap swap defaults 0 0</text:p>
      <text:p text:style-name="P18"/>
      <text:h text:style-name="P36" text:outline-level="2">Enable br_netfilter</text:h>
      <text:p text:style-name="P5">For our next trick, we'll be enabling the br_netfilter kernel module on all three servers. This is done with the following commands:</text:p>
      <text:p text:style-name="P21">modprobe br_netfilter</text:p>
      <text:p text:style-name="P17"/>
      <text:h text:style-name="P37" text:outline-level="2">Disable IPv6</text:h>
      <text:p text:style-name="P7">Add the below two lines on the file /etc/sysctl.conf</text:p>
      <text:p text:style-name="P14">vi /etc/sysctl.conf</text:p>
      <text:p text:style-name="P7">net.bridge.bridge-nf-call-ip6tables = 1</text:p>
      <text:p text:style-name="P7">net.bridge.bridge-nf-call-iptables = 1</text:p>
      <text:p text:style-name="P7"/>
      <text:h text:style-name="P37" text:outline-level="2">Install Docker-ce</text:h>
      <text:p text:style-name="P5">It's time to install the necessary Docker tool. On all three machines, install the Docker-ce dependencies with the following command:</text:p>
      <text:p text:style-name="P21">yum install -y yum-utils device-mapper-persistent-data lvm2</text:p>
      <text:p text:style-name="P5">Next, add the Docker-ce repository with the command:</text:p>
      <text:p text:style-name="P21"><text:soft-page-break/>yum-config-manager --add-repo https://download.docker.com/linux/centos/docker-ce.repo</text:p>
      <text:p text:style-name="P5">Install Docker-ce with the command:</text:p>
      <text:p text:style-name="P21">yum install -y docker-ce</text:p>
      <text:p text:style-name="P7"/>
      <text:h text:style-name="P37" text:outline-level="2">Install Kubernetes</text:h>
      <text:p text:style-name="P5">This is also done on all three servers. First we need to create a repository entry for yum. To do this, issue the command <text:span text:style-name="Emphasis">nano /etc/yum.repos.d/kubernetes.repo</text:span> and then add the following contents:</text:p>
      <text:p text:style-name="P5"/>
      <text:p text:style-name="P13"><text:span text:style-name="T5">vi </text:span><text:span text:style-name="Emphasis"><text:span text:style-name="T5">/etc/yum.repos.d/kubernetes.repo</text:span></text:span></text:p>
      <text:p text:style-name="P17">[kubernetes]</text:p>
      <text:p text:style-name="P17">name=Kubernetes</text:p>
      <text:p text:style-name="P17">baseurl=https://packages.cloud.google.com/yum/repos/kubernetes-el7-x86_64</text:p>
      <text:p text:style-name="P17">enabled=1</text:p>
      <text:p text:style-name="P17">gpgcheck=1</text:p>
      <text:p text:style-name="P17">repo_gpgcheck=1</text:p>
      <text:p text:style-name="P17">gpgkey=https://packages.cloud.google.com/yum/doc/yum-key.gpg</text:p>
      <text:p text:style-name="P17"><text:s text:c="8"/><text:a xlink:type="simple" xlink:href="https://packages.cloud.google.com/yum/doc/rpm-package-key.gpg" text:style-name="Internet_20_link" text:visited-style-name="Visited_20_Internet_20_Link">https://packages.cloud.google.com/yum/doc/rpm-package-key.gpg</text:a></text:p>
      <text:p text:style-name="P17"/>
      <text:p text:style-name="P5">Save and close that file. Install Kubernetes with the command:</text:p>
      <text:p text:style-name="P21">yum install -y kubelet kubeadm kubectl</text:p>
      <text:p text:style-name="P5">Once the installation completes, reboot all three machines. As soon as each machine has rebooted, log back in and su to the root user.</text:p>
      <text:p text:style-name="P7"/>
      <text:p text:style-name="P7">Log in again to the server and start the services, docker and kubelet.</text:p>
      <text:p text:style-name="P14">systemctl start docker &amp;&amp; systemctl enable docker<text:line-break/>systemctl start kubelet &amp;&amp; systemctl enable kubelet</text:p>
      <text:p text:style-name="P14"/>
      <text:h text:style-name="P42" text:outline-level="3"><text:bookmark text:name="-change-the-cgroupdriver"/>Change the cgroup-driver</text:h>
      <text:p text:style-name="P7">Now we need to ensure that both Docker-ce and Kubernetes belong to the same control group (cgroup). By default, Docker should already belong to cgroupfs (you can check this with the command <text:span text:style-name="Emphasis">docker info | grep -i cgroup</text:span>). To add Kubernetes to this, issue the command:</text:p>
      <text:p text:style-name="P7"/>
      <text:p text:style-name="P21">sed -i 's/cgroup-driver=systemd/cgroup-driver=cgroupfs/g' /etc/systemd/system/kubelet.service.d/10-kubeadm.conf</text:p>
      <text:p text:style-name="P17"/>
      <text:p text:style-name="P5">Restart the systemd daemon and the kubelet service with the commands:</text:p>
      <text:p text:style-name="P21">systemctl daemon-reload</text:p>
      <text:p text:style-name="P21">systemctl restart kubelet</text:p>
      <text:p text:style-name="P7"/>
      <text:p text:style-name="P9">Reboot the three nodes.</text:p>
      <text:p text:style-name="P7"/>
      <text:h text:style-name="P37" text:outline-level="2">Initialize the Kubernetes cluster</text:h>
      <text:p text:style-name="P5">We're now ready to initialize the Kubernetes cluster. This is done on kubemaster (and only on that machine). On kubemaster, issue the command (again, adjusting the IP addresses to fit your needs):</text:p>
      <text:p text:style-name="P5"/>
      <text:p text:style-name="P21">kubeadm init</text:p>
      <text:p text:style-name="P7"/>
      <text:p text:style-name="P7">Once that completes, head over to kube2 and issue the command (adjusting the IP address to fit your needs):</text:p>
      <text:p text:style-name="P7"><text:soft-page-break/></text:p>
      <text:p text:style-name="P25"/>
      <text:p text:style-name="P27">Your Kubernetes master has initialized successfully!</text:p>
      <text:p text:style-name="P27"/>
      <text:h text:style-name="P39" text:outline-level="2">Configuring Kubernetes</text:h>
      <text:p text:style-name="P47">Before Kubernetes can be used, we must take care of a bit of configuration. Issue the following three commands (to create a new .kube configuration directory, copy the necessary configuration file, and give the file the proper ownership):</text:p>
      <text:p text:style-name="P28">To start using your cluster, you need to run the following as a regular user:</text:p>
      <text:p text:style-name="P26"/>
      <text:p text:style-name="P26"><text:s/><text:span text:style-name="T3"><text:s/>mkdir -p $HOME/.kube</text:span></text:p>
      <text:p text:style-name="P24"><text:s text:c="2"/>sudo cp -i /etc/kubernetes/admin.conf $HOME/.kube/config</text:p>
      <text:p text:style-name="P24"><text:s text:c="2"/>sudo chown $(id -u):$(id -g) $HOME/.kube/config</text:p>
      <text:p text:style-name="P26"/>
      <text:h text:style-name="P41" text:outline-level="2">Deploy <text:span text:style-name="T10">Weave </text:span>network</text:h>
      <text:p text:style-name="P48">Now we must deploy the <text:span text:style-name="T11">weave </text:span>network to the cluster with the command:</text:p>
      <text:p text:style-name="P31"/>
      <text:p text:style-name="P31">You should now deploy a pod network to the cluster.</text:p>
      <text:p text:style-name="P31">Run "kubectl apply -f [podnetwork].yaml" with one of the options listed <text:span text:style-name="T8">as below:</text:span></text:p>
      <text:p text:style-name="P31"/>
      <text:p text:style-name="P27"/>
      <text:p text:style-name="P29">[sakthi@k8s-master ~]$ <text:span text:style-name="T5">export kubever=$(kubectl version | base64 | tr -d '\n')</text:span></text:p>
      <text:p text:style-name="P29">[sakthi@k8s-master ~]$ <text:span text:style-name="T5">kubectl apply -f "https://cloud.weave.works/k8s/net?k8s-version=$kubever"</text:span></text:p>
      <text:p text:style-name="P29">serviceaccount/weave-net created</text:p>
      <text:p text:style-name="P29">clusterrole.rbac.authorization.k8s.io/weave-net created</text:p>
      <text:p text:style-name="P29">clusterrolebinding.rbac.authorization.k8s.io/weave-net created</text:p>
      <text:p text:style-name="P29">role.rbac.authorization.k8s.io/weave-net created</text:p>
      <text:p text:style-name="P29">rolebinding.rbac.authorization.k8s.io/weave-net created</text:p>
      <text:p text:style-name="P29">daemonset.extensions/weave-net created</text:p>
      <text:p text:style-name="P29">[sakthi@k8s-master ~]$ </text:p>
      <text:p text:style-name="P29"/>
      <text:p text:style-name="P29">Now run the following commands to verify the status</text:p>
      <text:p text:style-name="P29"/>
      <text:p text:style-name="P30">[sakthi@k8s-master ~]$ <text:span text:style-name="T5">kubectl get nodes</text:span></text:p>
      <text:p text:style-name="P30">NAME <text:s text:c="8"/>STATUS <text:s text:c="3"/>ROLES <text:s text:c="4"/>AGE <text:s text:c="6"/>VERSION</text:p>
      <text:p text:style-name="P30">k8s-master <text:s text:c="2"/>Ready <text:s text:c="4"/>master <text:s text:c="3"/>30m <text:s text:c="6"/>v1.11.2</text:p>
      <text:p text:style-name="P30">[sakthi@k8s-master ~]$ <text:span text:style-name="T5">kubectl <text:s/>get pods <text:s/>--all-namespaces</text:span></text:p>
      <text:p text:style-name="P30">NAMESPACE <text:s text:c="4"/>NAME <text:s text:c="32"/>READY <text:s text:c="4"/>STATUS <text:s text:c="3"/>RESTARTS <text:s text:c="2"/>AGE</text:p>
      <text:p text:style-name="P30">kube-system <text:s text:c="2"/>coredns-78fcdf6894-f884b <text:s text:c="12"/>1/1 <text:s text:c="6"/>Running <text:s text:c="2"/>0 <text:s text:c="9"/>12m</text:p>
      <text:p text:style-name="P30">kube-system <text:s text:c="2"/>coredns-78fcdf6894-nd4rx <text:s text:c="12"/>1/1 <text:s text:c="6"/>Running <text:s text:c="2"/>0 <text:s text:c="9"/>12m</text:p>
      <text:p text:style-name="P30">kube-system <text:s text:c="2"/>etcd-k8s-master <text:s text:c="21"/>1/1 <text:s text:c="6"/>Running <text:s text:c="2"/>3 <text:s text:c="9"/>11m</text:p>
      <text:p text:style-name="P30">kube-system <text:s text:c="2"/>kube-apiserver-k8s-master <text:s text:c="11"/>1/1 <text:s text:c="6"/>Running <text:s text:c="2"/>1 <text:s text:c="9"/>11m</text:p>
      <text:p text:style-name="P30">kube-system <text:s text:c="2"/>kube-controller-manager-k8s-master <text:s text:c="2"/>1/1 <text:s text:c="6"/>Running <text:s text:c="2"/>2 <text:s text:c="9"/>27s</text:p>
      <text:p text:style-name="P30">kube-system <text:s text:c="2"/>kube-proxy-sj5t9 <text:s text:c="20"/>1/1 <text:s text:c="6"/>Running <text:s text:c="2"/>1 <text:s text:c="9"/>30m</text:p>
      <text:p text:style-name="P30">kube-system <text:s text:c="2"/>kube-scheduler-k8s-master <text:s text:c="11"/>1/1 <text:s text:c="6"/>Running <text:s text:c="2"/>2 <text:s text:c="9"/>12m</text:p>
      <text:p text:style-name="P30">kube-system <text:s text:c="2"/>weave-net-2fvqf <text:s text:c="21"/>2/2 <text:s text:c="6"/>Running <text:s text:c="2"/>9 <text:s text:c="9"/>12m</text:p>
      <text:p text:style-name="P30"/>
      <text:p text:style-name="P30"/>
      <text:h text:style-name="P43" text:outline-level="3">Perform the following steps on each worker node</text:h>
      <text:h text:style-name="P40" text:outline-level="2"><text:bookmark text:name="step-adding-node-and-node-to-the-cluster"/>Adding node01 and node02 to the Cluster</text:h>
      <text:p text:style-name="P16"/>
      <text:h text:style-name="P44" text:outline-level="4"><text:soft-page-break/>Step 1: Disable SELinux &amp; configure firewall rules on both the nodes</text:h>
      <text:p text:style-name="P30">~]# setenforce 0</text:p>
      <text:p text:style-name="Preformatted_20_Text">~]# sed -i --follow-symlinks 's/SELINUX=enforcing/SELINUX=disabled/g' /etc/sysconfig/selinux</text:p>
      <text:p text:style-name="Preformatted_20_Text">~]# firewall-cmd --permanent --add-port=10250/tcp</text:p>
      <text:p text:style-name="Preformatted_20_Text">~]# firewall-cmd --permanent --add-port=10255/tcp</text:p>
      <text:p text:style-name="Preformatted_20_Text">~]# firewall-cmd --permanent --add-port=30000-32767/tcp</text:p>
      <text:p text:style-name="Preformatted_20_Text">~]# firewall-cmd --permanent --add-port=6783/tcp</text:p>
      <text:p text:style-name="Preformatted_20_Text">~]# firewall-cmd  --reload</text:p>
      <text:p text:style-name="P50">~]# echo '1' &gt; /proc/sys/net/bridge/bridge-nf-call-iptables</text:p>
      <text:h text:style-name="P44" text:outline-level="4">Step <text:span text:style-name="T9">2</text:span>: Now Join worker nodes to master node</text:h>
      <text:p text:style-name="P30"/>
      <text:p text:style-name="P32">You can now join any number of machines by running the following on each node</text:p>
      <text:p text:style-name="P32">as root:</text:p>
      <text:p text:style-name="P26"/>
      <text:p text:style-name="P26"><text:s text:c="2"/>kubeadm join 192.168.122.241:6443 --token iiwv7e.5jm7hin0v42t8u46 --discovery-token-ca-cert-hash sha256:9d64943551d9372acf886274fe5d6f0b7679ffb4c1718e1abcdad5f48ff8e03e</text:p>
      <text:p text:style-name="P33"/>
      <text:p text:style-name="P8">[sakthi@k8s-master ~]$ kubectl get nodes</text:p>
      <text:p text:style-name="P8">NAME <text:s text:c="9"/>STATUS <text:s text:c="4"/>ROLES <text:s text:c="4"/>AGE <text:s text:c="6"/>VERSION</text:p>
      <text:p text:style-name="P8">k8s-master <text:s text:c="3"/>Ready <text:s text:c="5"/>master <text:s text:c="3"/>42m <text:s text:c="6"/>v1.11.2</text:p>
      <text:p text:style-name="P8">k8s-worker1 <text:s text:c="2"/>NotReady <text:s text:c="2"/>&lt;none&gt; <text:s text:c="3"/>30s <text:s text:c="6"/>v1.11.2</text:p>
      <text:p text:style-name="P8">[sakthi@k8s-master ~]$ kubectl get nodes</text:p>
      <text:p text:style-name="P8">NAME <text:s text:c="9"/>STATUS <text:s text:c="4"/>ROLES <text:s text:c="4"/>AGE <text:s text:c="6"/>VERSION</text:p>
      <text:p text:style-name="P8">k8s-master <text:s text:c="3"/>Ready <text:s text:c="5"/>master <text:s text:c="3"/>42m <text:s text:c="6"/>v1.11.2</text:p>
      <text:p text:style-name="P8">k8s-worker1 <text:s text:c="2"/>Ready <text:s text:c="5"/>&lt;none&gt; <text:s text:c="3"/>57s <text:s text:c="6"/>v1.11.2</text:p>
      <text:p text:style-name="P8">k8s-worker2 <text:s text:c="2"/>NotReady <text:s text:c="2"/>&lt;none&gt; <text:s text:c="3"/>18s <text:s text:c="6"/>v1.11.2</text:p>
      <text:p text:style-name="P8"/>
      <text:p text:style-name="P8"/>
      <text:h text:style-name="P38" text:outline-level="2"><text:span text:style-name="Strong_20_Emphasis">Deploy the NGINX container to the cluster</text:span></text:h>
      <text:p text:style-name="P8">It's now time to deploy the NGINX container. From the master node, issue the command:</text:p>
      <text:p text:style-name="P8"/>
      <text:p text:style-name="P10">[sakthi@k8s-master ~]$ <text:span text:style-name="T5">kubectl create deployment nginx --image=nginx</text:span></text:p>
      <text:p text:style-name="P10">deployment.apps/nginx created</text:p>
      <text:p text:style-name="P10"/>
      <text:p text:style-name="P10">To see details of the 'nginx' deployment sepcification, run the following command.</text:p>
      <text:p text:style-name="P10">[sakthi@k8s-master ~]$ <text:span text:style-name="T5">kubectl describe deployment nginx</text:span></text:p>
      <text:p text:style-name="P10">Name: <text:s text:c="18"/>nginx</text:p>
      <text:p text:style-name="P10">Namespace: <text:s text:c="13"/>default</text:p>
      <text:p text:style-name="P10">CreationTimestamp: <text:s text:c="5"/>Tue, 21 Aug 2018 12:39:02 +0530</text:p>
      <text:p text:style-name="P10">Labels: <text:s text:c="16"/>app=nginx</text:p>
      <text:p text:style-name="P10">Annotations: <text:s text:c="11"/>deployment.kubernetes.io/revision=1</text:p>
      <text:p text:style-name="P10">Selector: <text:s text:c="14"/>app=nginx</text:p>
      <text:p text:style-name="P10">Replicas: <text:s text:c="14"/>1 desired | 1 updated | 1 total | 1 available | 0 unavailable</text:p>
      <text:p text:style-name="P10">StrategyType: <text:s text:c="10"/>RollingUpdate</text:p>
      <text:p text:style-name="P10">MinReadySeconds: <text:s text:c="7"/>0</text:p>
      <text:p text:style-name="P10">RollingUpdateStrategy: <text:s/>25% max unavailable, 25% max surge</text:p>
      <text:p text:style-name="P10"><text:soft-page-break/>Pod Template:</text:p>
      <text:p text:style-name="P10"><text:s text:c="2"/>Labels: <text:s/>app=nginx</text:p>
      <text:p text:style-name="P10"><text:s text:c="2"/>Containers:</text:p>
      <text:p text:style-name="P10"><text:s text:c="3"/>nginx:</text:p>
      <text:p text:style-name="P10"><text:s text:c="4"/>Image: <text:s text:c="7"/>nginx</text:p>
      <text:p text:style-name="P10"><text:s text:c="4"/>Port: <text:s text:c="8"/>&lt;none&gt;</text:p>
      <text:p text:style-name="P10"><text:s text:c="4"/>Host Port: <text:s text:c="3"/>&lt;none&gt;</text:p>
      <text:p text:style-name="P10"><text:s text:c="4"/>Environment: <text:s/>&lt;none&gt;</text:p>
      <text:p text:style-name="P10"><text:s text:c="4"/>Mounts: <text:s text:c="6"/>&lt;none&gt;</text:p>
      <text:p text:style-name="P10"><text:s text:c="2"/>Volumes: <text:s text:c="7"/>&lt;none&gt;</text:p>
      <text:p text:style-name="P10">Conditions:</text:p>
      <text:p text:style-name="P10"><text:s text:c="2"/>Type <text:s text:c="10"/>Status <text:s/>Reason</text:p>
      <text:p text:style-name="P10"><text:s text:c="2"/>---- <text:s text:c="10"/>------ <text:s/>------</text:p>
      <text:p text:style-name="P10"><text:s text:c="2"/>Available <text:s text:c="5"/>True <text:s text:c="3"/>MinimumReplicasAvailable</text:p>
      <text:p text:style-name="P10"><text:s text:c="2"/>Progressing <text:s text:c="3"/>True <text:s text:c="3"/>NewReplicaSetAvailable</text:p>
      <text:p text:style-name="P10">OldReplicaSets: <text:s/>&lt;none&gt;</text:p>
      <text:p text:style-name="P10">NewReplicaSet: <text:s text:c="2"/>nginx-78f5d695bd (1/1 replicas created)</text:p>
      <text:p text:style-name="P10">Events:</text:p>
      <text:p text:style-name="P10"><text:s text:c="2"/>Type <text:s text:c="3"/>Reason <text:s text:c="12"/>Age <text:s text:c="2"/>From <text:s text:c="18"/>Message</text:p>
      <text:p text:style-name="P10"><text:s text:c="2"/>---- <text:s text:c="3"/>------ <text:s text:c="12"/>---- <text:s/>---- <text:s text:c="18"/>-------</text:p>
      <text:p text:style-name="P10"><text:s text:c="2"/>Normal <text:s/>ScalingReplicaSet <text:s/>36s <text:s text:c="2"/>deployment-controller <text:s/>Scaled up replica set nginx-78f5d695bd to 1</text:p>
      <text:p text:style-name="P10">[sakthi@k8s-master ~]$ </text:p>
      <text:p text:style-name="P10"/>
      <text:p text:style-name="P10">Next we make the NGINX container available to the network with the command:</text:p>
      <text:p text:style-name="P10">[sakthi@k8s-master ~]$ <text:span text:style-name="T5">kubectl create service nodeport nginx --tcp=80:80</text:span></text:p>
      <text:p text:style-name="P10">service/nginx created</text:p>
      <text:p text:style-name="P10">[sakthi@k8s-master ~]$ </text:p>
      <text:p text:style-name="P10"/>
      <text:p text:style-name="P10">Issue the command <text:span text:style-name="Emphasis">kubectl get svc</text:span> to see your NGINX listing (as well as the assigned port, given by Kubernetes</text:p>
      <text:p text:style-name="P10">[sakthi@k8s-master ~]$ <text:span text:style-name="T5">kubectl get pods</text:span></text:p>
      <text:p text:style-name="P10">NAME <text:s text:c="20"/>READY <text:s text:c="4"/>STATUS <text:s text:c="3"/>RESTARTS <text:s text:c="2"/>AGE</text:p>
      <text:p text:style-name="P10">nginx-78f5d695bd-txd4b <text:s text:c="2"/>1/1 <text:s text:c="6"/>Running <text:s text:c="2"/>0 <text:s text:c="9"/>2m</text:p>
      <text:p text:style-name="P10">[sakthi@k8s-master ~]$ <text:span text:style-name="T5">kubectl get svc</text:span></text:p>
      <text:p text:style-name="P10">NAME <text:s text:c="8"/>TYPE <text:s text:c="7"/>CLUSTER-IP <text:s text:c="6"/>EXTERNAL-IP <text:s text:c="2"/>PORT(S) <text:s text:c="7"/>AGE</text:p>
      <text:p text:style-name="P10">kubernetes <text:s text:c="2"/>ClusterIP <text:s text:c="2"/>10.96.0.1 <text:s text:c="7"/>&lt;none&gt; <text:s text:c="7"/>443/TCP <text:s text:c="7"/>1h</text:p>
      <text:p text:style-name="P10">nginx <text:s text:c="7"/>NodePort <text:s text:c="3"/>10.106.113.127 <text:s text:c="2"/>&lt;none&gt; <text:s text:c="7"/>80:31295/TCP <text:s text:c="2"/>46s</text:p>
      <text:p text:style-name="P10"/>
      <text:p text:style-name="P11">Now you will get the nginx pod is now running under cluster IP address '10.1<text:span text:style-name="T12">06</text:span>.<text:span text:style-name="T12">113</text:span>.<text:span text:style-name="T12">127</text:span>' port 80, and the node main IP address '<text:span text:style-name="T6">192.168.122.</text:span><text:span text:style-name="T7">x</text:span>' on port '3<text:span text:style-name="T12">1295</text:span>'.</text:p>
      <text:p text:style-name="Text_20_body">From the 'k8s-master' server run the <text:a xlink:type="simple" xlink:href="https://www.howtoforge.com/community/threads/how-to-install-curl.20374/" text:style-name="Internet_20_link" text:visited-style-name="Visited_20_Internet_20_Link">curl command</text:a> below.</text:p>
      <text:p text:style-name="P10"/>
      <text:p text:style-name="P10"/>
      <text:p text:style-name="P10">[sakthi@k8s-master ~]$ <text:span text:style-name="T5">curl k8s-worker1:31295</text:span></text:p>
      <text:p text:style-name="P10">&lt;!DOCTYPE html&gt;</text:p>
      <text:p text:style-name="P10"><text:soft-page-break/>&lt;html&gt;</text:p>
      <text:p text:style-name="P10">&lt;head&gt;</text:p>
      <text:p text:style-name="P10">&lt;title&gt;Welcome to nginx!&lt;/title&gt;</text:p>
      <text:p text:style-name="P10">&lt;style&gt;</text:p>
      <text:p text:style-name="P10"><text:s text:c="4"/>body {</text:p>
      <text:p text:style-name="P10"><text:s text:c="8"/>width: 35em;</text:p>
      <text:p text:style-name="P10"><text:s text:c="8"/>margin: 0 auto;</text:p>
      <text:p text:style-name="P10"><text:s text:c="8"/>font-family: Tahoma, Verdana, Arial, sans-serif;</text:p>
      <text:p text:style-name="P10"><text:s text:c="4"/>}</text:p>
      <text:p text:style-name="P10">&lt;/style&gt;</text:p>
      <text:p text:style-name="P10">&lt;/head&gt;</text:p>
      <text:p text:style-name="P10">&lt;body&gt;</text:p>
      <text:p text:style-name="P10">&lt;h1&gt;Welcome to nginx!&lt;/h1&gt;</text:p>
      <text:p text:style-name="P10">&lt;p&gt;If you see this page, the nginx web server is successfully installed and</text:p>
      <text:p text:style-name="P10">working. Further configuration is required.&lt;/p&gt;</text:p>
      <text:p text:style-name="P10"/>
      <text:p text:style-name="P10">&lt;p&gt;For online documentation and support please refer to</text:p>
      <text:p text:style-name="P10">&lt;a href="http://nginx.org/"&gt;nginx.org&lt;/a&gt;.&lt;br/&gt;</text:p>
      <text:p text:style-name="P10">Commercial support is available at</text:p>
      <text:p text:style-name="P10">&lt;a href="http://nginx.com/"&gt;nginx.com&lt;/a&gt;.&lt;/p&gt;</text:p>
      <text:p text:style-name="P10"/>
      <text:p text:style-name="P10">&lt;p&gt;&lt;em&gt;Thank you for using nginx.&lt;/em&gt;&lt;/p&gt;</text:p>
      <text:p text:style-name="P10">&lt;/body&gt;</text:p>
      <text:p text:style-name="P10">&lt;/html&gt;</text:p>
      <text:p text:style-name="P10">[sakthi@k8s-master ~]$ </text:p>
      <text:p text:style-name="P10"/>
      <text:p text:style-name="P12">[sakthi@k8s-master ~]$ <text:span text:style-name="T5">curl k8s-worker2:31295</text:span></text:p>
      <text:p text:style-name="P12">&lt;!DOCTYPE html&gt;</text:p>
      <text:p text:style-name="P12">&lt;html&gt;</text:p>
      <text:p text:style-name="P12">&lt;head&gt;</text:p>
      <text:p text:style-name="P12">&lt;title&gt;Welcome to nginx!&lt;/title&gt;</text:p>
      <text:p text:style-name="P12">&lt;style&gt;</text:p>
      <text:p text:style-name="P12"><text:s text:c="4"/>body {</text:p>
      <text:p text:style-name="P12"><text:s text:c="8"/>width: 35em;</text:p>
      <text:p text:style-name="P12"><text:s text:c="8"/>margin: 0 auto;</text:p>
      <text:p text:style-name="P12"><text:s text:c="8"/>font-family: Tahoma, Verdana, Arial, sans-serif;</text:p>
      <text:p text:style-name="P12"><text:s text:c="4"/>}</text:p>
      <text:p text:style-name="P12">&lt;/style&gt;</text:p>
      <text:p text:style-name="P12">&lt;/head&gt;</text:p>
      <text:p text:style-name="P12">&lt;body&gt;</text:p>
      <text:p text:style-name="P12">&lt;h1&gt;Welcome to nginx!&lt;/h1&gt;</text:p>
      <text:p text:style-name="P12">&lt;p&gt;If you see this page, the nginx web server is successfully installed and</text:p>
      <text:p text:style-name="P12">working. Further configuration is required.&lt;/p&gt;</text:p>
      <text:p text:style-name="P12"/>
      <text:p text:style-name="P12">&lt;p&gt;For online documentation and support please refer to</text:p>
      <text:p text:style-name="P12"><text:soft-page-break/>&lt;a href="http://nginx.org/"&gt;nginx.org&lt;/a&gt;.&lt;br/&gt;</text:p>
      <text:p text:style-name="P12">Commercial support is available at</text:p>
      <text:p text:style-name="P12">&lt;a href="http://nginx.com/"&gt;nginx.com&lt;/a&gt;.&lt;/p&gt;</text:p>
      <text:p text:style-name="P12"/>
      <text:p text:style-name="P12">&lt;p&gt;&lt;em&gt;Thank you for using nginx.&lt;/em&gt;&lt;/p&gt;</text:p>
      <text:p text:style-name="P12">&lt;/body&gt;</text:p>
      <text:p text:style-name="P12">&lt;/html&gt;</text:p>
      <text:p text:style-name="P12">[sakthi@k8s-master ~]$ </text:p>
      <text:p text:style-name="P12"/>
      <text:p text:style-name="P12">The Nginx Pod has now been deployed under the Kubernetes cluster and it's accessible via the internet.</text:p>
      <text:p text:style-name="Text_20_body">Now access from the web browser.</text:p>
      <text:p text:style-name="P49"><text:span text:style-name="Emphasis"><text:span text:style-name="Strong_20_Emphasis">http://</text:span></text:span><text:span text:style-name="Emphasis"><text:span text:style-name="Strong_20_Emphasis"><text:span text:style-name="T6">192.168.122.241</text:span></text:span></text:span><text:span text:style-name="Emphasis"><text:span text:style-name="Strong_20_Emphasis">:3</text:span></text:span><text:span text:style-name="Emphasis"><text:span text:style-name="Strong_20_Emphasis"><text:span text:style-name="T13">1295</text:span></text:span></text:span><text:span text:style-name="Emphasis"><text:span text:style-name="Strong_20_Emphasis">/</text:span></text:span></text:p>
      <text:p text:style-name="P12"/>
      <text:p text:style-name="P12"/>
      <text:p text:style-name="P12">The Kubernetes cluster Installation and configuration on CentOS 7 has been completed successfu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WenQuanYi Zen Hei Sharp" style:font-family-asian="'WenQuanYi Zen Hei Sharp'"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19:59:25.362456179</meta:creation-date>
    <dc:date>2018-08-21T12:59:17.055705830</dc:date>
    <meta:editing-duration>PT1H33M19S</meta:editing-duration>
    <meta:editing-cycles>13</meta:editing-cycles>
    <meta:generator>LibreOffice/5.3.6.1$Linux_X86_64 LibreOffice_project/30$Build-1</meta:generator>
    <meta:document-statistic meta:table-count="0" meta:image-count="0" meta:object-count="0" meta:page-count="7" meta:paragraph-count="234" meta:word-count="1368" meta:character-count="11426" meta:non-whitespace-character-count="9311"/>
  </office:meta>
</office:document-meta>
</file>